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L</text:p>
          </table:table-cell>
          <table:table-cell office:value-type="string" calcext:value-type="string">
            <text:p>omega1</text:p>
          </table:table-cell>
          <table:table-cell office:value-type="string" calcext:value-type="string">
            <text:p>omega2</text:p>
          </table:table-cell>
          <table:table-cell office:value-type="string" calcext:value-type="string">
            <text:p>omega3</text:p>
          </table:table-cell>
        </table:table-row>
        <table:table-row table:style-name="ro1">
          <table:table-cell/>
          <table:table-cell office:value-type="string" calcext:value-type="string">
            <text:p>HF/MP2</text:p>
          </table:table-cell>
          <table:table-cell office:value-type="string" calcext:value-type="string">
            <text:p>cc_pVTZ++(D,P)</text:p>
          </table:table-cell>
          <table:table-cell office:value-type="float" office:value="1.7145216" calcext:value-type="float">
            <text:p>1.7145216</text:p>
          </table:table-cell>
          <table:table-cell office:value-type="float" office:value="280.14" calcext:value-type="float">
            <text:p>280.14</text:p>
          </table:table-cell>
          <table:table-cell office:value-type="float" office:value="428.52" calcext:value-type="float">
            <text:p>428.52</text:p>
          </table:table-cell>
          <table:table-cell office:value-type="float" office:value="750.96" calcext:value-type="float">
            <text:p>750.96</text:p>
          </table:table-cell>
        </table:table-row>
        <table:table-row table:style-name="ro1">
          <table:table-cell/>
          <table:table-cell office:value-type="string" calcext:value-type="string">
            <text:p>DFT(B3LYP)</text:p>
          </table:table-cell>
          <table:table-cell office:value-type="string" calcext:value-type="string">
            <text:p>cc_pVTZ++(D,P)</text:p>
          </table:table-cell>
          <table:table-cell office:value-type="float" office:value="1.7284964" calcext:value-type="float">
            <text:p>1.7284964</text:p>
          </table:table-cell>
          <table:table-cell office:value-type="float" office:value="280.45" calcext:value-type="float">
            <text:p>280.45</text:p>
          </table:table-cell>
          <table:table-cell office:value-type="float" office:value="444.83" calcext:value-type="float">
            <text:p>444.83</text:p>
          </table:table-cell>
          <table:table-cell office:value-type="float" office:value="497.45" calcext:value-type="float">
            <text:p>497.45</text:p>
          </table:table-cell>
        </table:table-row>
        <table:table-row table:style-name="ro1">
          <table:table-cell/>
          <table:table-cell office:value-type="string" calcext:value-type="string">
            <text:p>DFT(PBE0)</text:p>
          </table:table-cell>
          <table:table-cell office:value-type="string" calcext:value-type="string">
            <text:p>cc_pVTZ++(2P)</text:p>
          </table:table-cell>
          <table:table-cell office:value-type="float" office:value="1.7031311" calcext:value-type="float">
            <text:p>1.7031311</text:p>
          </table:table-cell>
          <table:table-cell office:value-type="float" office:value="295.77" calcext:value-type="float">
            <text:p>295.77</text:p>
          </table:table-cell>
          <table:table-cell office:value-type="float" office:value="469.15" calcext:value-type="float">
            <text:p>469.15</text:p>
          </table:table-cell>
          <table:table-cell office:value-type="float" office:value="487.18" calcext:value-type="float">
            <text:p>487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3-09T21:36:07.400678259</meta:creation-date>
    <meta:generator>LibreOffice/5.0.3.2$Linux_X86_64 LibreOffice_project/00m0$Build-2</meta:generator>
    <dc:date>2016-03-09T22:07:11.859117424</dc:date>
    <dc:creator>marcosgpc </dc:creator>
    <meta:editing-duration>PT15M34S</meta:editing-duration>
    <meta:editing-cycles>1</meta:editing-cycles>
    <meta:document-statistic meta:table-count="1" meta:cell-count="22" meta:object-count="0"/>
  </office:meta>
</office:document-meta>
</file>